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 proc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utilizando NIOSII/f a 143 Mhz nível de otmização 0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este 1 – tempo preenchimento matrix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office:value-type="string" calcext:value-type="string">
            <text:p>cor sólid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Tamanho Bloco escrita</text:p>
          </table:table-cell>
          <table:table-cell table:style-name="ce5" office:value-type="string" calcext:value-type="string" table:number-columns-spanned="2" table:number-rows-spanned="1">
            <text:p>Tempo para Preencher matriz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99 +- 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60 +- 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31:07.748501310</meta:creation-date>
    <dc:date>2019-03-21T17:40:13.745893832</dc:date>
    <meta:editing-duration>PT9M9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